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3</text:p>
          </table:table-cell>
          <table:table-cell office:value-type="string">
            <text:p>Bunyip</text:p>
          </table:table-cell>
          <table:table-cell office:value-type="string">
            <text:p>Swamp Thing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1</text:p>
          </table:table-cell>
          <table:table-cell office:value-type="string">
            <text:p>Beelzebufo</text:p>
          </table:table-cell>
          <table:table-cell office:value-type="string">
            <text:p>Frog Outta 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9</text:p>
          </table:table-cell>
          <table:table-cell office:value-type="string">
            <text:p>Diprotodon</text:p>
          </table:table-cell>
          <table:table-cell office:value-type="string">
            <text:p>Combat Womba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5</text:p>
          </table:table-cell>
          <table:table-cell office:value-type="string">
            <text:p>Langstonia</text:p>
          </table:table-cell>
          <table:table-cell office:value-type="string">
            <text:p>Teeth Bare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7</text:p>
          </table:table-cell>
          <table:table-cell office:value-type="string">
            <text:p>Mastodon</text:p>
          </table:table-cell>
          <table:table-cell office:value-type="string">
            <text:p>Tuskmas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Woolly Mammot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3</text:p>
          </table:table-cell>
          <table:table-cell office:value-type="string">
            <text:p>Meganeura</text:p>
          </table:table-cell>
          <table:table-cell office:value-type="string">
            <text:p>Impressive Wingspan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/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0</text:p>
          </table:table-cell>
          <table:table-cell office:value-type="string">
            <text:p>Purgatorius</text:p>
          </table:table-cell>
          <table:table-cell office:value-type="string">
            <text:p>Primate Progeni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4</text:p>
          </table:table-cell>
          <table:table-cell office:value-type="string">
            <text:p>Purussaurus</text:p>
          </table:table-cell>
          <table:table-cell office:value-type="string">
            <text:p>Ancient Alliga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6</text:p>
          </table:table-cell>
          <table:table-cell office:value-type="string">
            <text:p>Simosuchus</text:p>
          </table:table-cell>
          <table:table-cell office:value-type="string">
            <text:p>Short Sku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l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1</text:p>
          </table:table-cell>
          <table:table-cell office:value-type="string">
            <text:p>Thylacosmilus</text:p>
          </table:table-cell>
          <table:table-cell office:value-type="string">
            <text:p>Chin U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7</text:p>
          </table:table-cell>
          <table:table-cell office:value-type="string">
            <text:p>Baryonyx</text:p>
          </table:table-cell>
          <table:table-cell office:value-type="string">
            <text:p>Heavy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9</text:p>
          </table:table-cell>
          <table:table-cell office:value-type="string">
            <text:p>Carcharodontosaurus</text:p>
          </table:table-cell>
          <table:table-cell office:value-type="string">
            <text:p>Jagged Edg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2</text:p>
          </table:table-cell>
          <table:table-cell office:value-type="string">
            <text:p>Carnotaurus</text:p>
          </table:table-cell>
          <table:table-cell office:value-type="string">
            <text:p>Headstro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8</text:p>
          </table:table-cell>
          <table:table-cell office:value-type="string">
            <text:p>Ceratosaurus</text:p>
          </table:table-cell>
          <table:table-cell office:value-type="string">
            <text:p>Horn Sec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arnot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0</text:p>
          </table:table-cell>
          <table:table-cell office:value-type="string">
            <text:p>Coelophysis</text:p>
          </table:table-cell>
          <table:table-cell office:value-type="string">
            <text:p>Hollow Threat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8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6</text:p>
          </table:table-cell>
          <table:table-cell office:value-type="string">
            <text:p>Compsognathus</text:p>
          </table:table-cell>
          <table:table-cell office:value-type="string">
            <text:p>Compy-titi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6</text:p>
          </table:table-cell>
          <table:table-cell office:value-type="string">
            <text:p>Cryoloph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5</text:p>
          </table:table-cell>
          <table:table-cell office:value-type="string">
            <text:p>Daspletosaurus</text:p>
          </table:table-cell>
          <table:table-cell office:value-type="string">
            <text:p>Shre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1</text:p>
          </table:table-cell>
          <table:table-cell office:value-type="string">
            <text:p>Deinonych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4</text:p>
          </table:table-cell>
          <table:table-cell office:value-type="string">
            <text:p>Dilophosaurus</text:p>
          </table:table-cell>
          <table:table-cell office:value-type="string">
            <text:p>Dial-a-Phosauru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Dreyfuss Model 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8</text:p>
          </table:table-cell>
          <table:table-cell office:value-type="string">
            <text:p>Dimetrodon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5</text:p>
          </table:table-cell>
          <table:table-cell office:value-type="string">
            <text:p>Giganotosaurus</text:p>
          </table:table-cell>
          <table:table-cell office:value-type="string">
            <text:p>Dino Hun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Fusi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9</text:p>
          </table:table-cell>
          <table:table-cell office:value-type="string">
            <text:p>Gorgosaurus</text:p>
          </table:table-cell>
          <table:table-cell office:value-type="string">
            <text:p>Evil Drea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2</text:p>
          </table:table-cell>
          <table:table-cell office:value-type="string">
            <text:p>Irritator</text:p>
          </table:table-cell>
          <table:table-cell office:value-type="string">
            <text:p>Semiaquati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aging Riv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9</text:p>
          </table:table-cell>
          <table:table-cell office:value-type="string">
            <text:p>Mapusaurus</text:p>
          </table:table-cell>
          <table:table-cell office:value-type="string">
            <text:p>Put Them on the Map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0</text:p>
          </table:table-cell>
          <table:table-cell office:value-type="string">
            <text:p>Megalosaurus</text:p>
          </table:table-cell>
          <table:table-cell office:value-type="string">
            <text:p>Megalomania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1</text:p>
          </table:table-cell>
          <table:table-cell office:value-type="string">
            <text:p>Megaraptor</text:p>
          </table:table-cell>
          <table:table-cell office:value-type="string">
            <text:p>Toe in the Slaughte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Om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2</text:p>
          </table:table-cell>
          <table:table-cell office:value-type="string">
            <text:p>Nanuqsaurus</text:p>
          </table:table-cell>
          <table:table-cell office:value-type="string">
            <text:p>Climatic Extrem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4</text:p>
          </table:table-cell>
          <table:table-cell office:value-type="string">
            <text:p>Ornithosuchus</text:p>
          </table:table-cell>
          <table:table-cell office:value-type="string">
            <text:p>Quackodil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4</text:p>
          </table:table-cell>
          <table:table-cell office:value-type="string">
            <text:p>Postosuch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erican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altwat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ugger 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0</text:p>
          </table:table-cell>
          <table:table-cell office:value-type="string">
            <text:p>Pyroraptor</text:p>
          </table:table-cell>
          <table:table-cell office:value-type="string">
            <text:p>Fire Thieve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romet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7</text:p>
          </table:table-cell>
          <table:table-cell office:value-type="string">
            <text:p>Saurophaganax</text:p>
          </table:table-cell>
          <table:table-cell office:value-type="string">
            <text:p>Apex Attack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7</text:p>
          </table:table-cell>
          <table:table-cell office:value-type="string">
            <text:p>Shuvuuia</text:p>
          </table:table-cell>
          <table:table-cell office:value-type="string">
            <text:p>Mouth Off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9</text:p>
          </table:table-cell>
          <table:table-cell office:value-type="string">
            <text:p>Siamotyrannus</text:p>
          </table:table-cell>
          <table:table-cell office:value-type="string">
            <text:p>Tyra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4</text:p>
          </table:table-cell>
          <table:table-cell office:value-type="string">
            <text:p>Tarb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1</text:p>
          </table:table-cell>
          <table:table-cell office:value-type="string">
            <text:p>Thanos Simonattoi</text:p>
          </table:table-cell>
          <table:table-cell office:value-type="string">
            <text:p>Snap!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collection</text:p>
          </table:table-cell>
          <table:table-cell office:value-type="string">
            <text:p>Hidden Gem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1</text:p>
          </table:table-cell>
          <table:table-cell office:value-type="string">
            <text:p>Torvosaurus</text:p>
          </table:table-cell>
          <table:table-cell office:value-type="string">
            <text:p>Strongar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lt;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5</text:p>
          </table:table-cell>
          <table:table-cell office:value-type="string">
            <text:p>Tyrannosaurus Rex</text:p>
          </table:table-cell>
          <table:table-cell office:value-type="string">
            <text:p>Jaws of Terror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evel-up rew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0</text:p>
          </table:table-cell>
          <table:table-cell office:value-type="string">
            <text:p>Utahraptor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1</text:p>
          </table:table-cell>
          <table:table-cell office:value-type="string">
            <text:p>Dinosaur Eggs</text:p>
          </table:table-cell>
          <table:table-cell office:value-type="string">
            <text:p>Eggs In One Basket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Egg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Egg Neb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2</text:p>
          </table:table-cell>
          <table:table-cell office:value-type="string">
            <text:p>Pangea</text:p>
          </table:table-cell>
          <table:table-cell office:value-type="string">
            <text:p>One Worl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EV004</text:p>
          </table:table-cell>
          <table:table-cell office:value-type="string">
            <text:p>Trilobite</text:p>
          </table:table-cell>
          <table:table-cell office:value-type="string">
            <text:p>Fossil Fuelled</text:p>
          </table:table-cell>
          <table:table-cell office:value-type="string">
            <text:p>Paleontology</text:p>
          </table:table-cell>
          <table:table-cell office:value-type="string">
            <text:p>Paleontology Special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1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7</text:p>
          </table:table-cell>
          <table:table-cell office:value-type="string">
            <text:p>Caihong Juji</text:p>
          </table:table-cell>
          <table:table-cell office:value-type="string">
            <text:p>Rainbow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cience</text:p>
          </table:table-cell>
          <table:table-cell office:value-type="string">
            <text:p>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Unruly Rul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3</text:p>
          </table:table-cell>
          <table:table-cell office:value-type="string">
            <text:p>Cryodrakon</text:p>
          </table:table-cell>
          <table:table-cell office:value-type="string">
            <text:p>Cry Some Mor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4</text:p>
          </table:table-cell>
          <table:table-cell office:value-type="string">
            <text:p>Cygnus Falconeri</text:p>
          </table:table-cell>
          <table:table-cell office:value-type="string">
            <text:p>Swan Abou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40</text:p>
          </table:table-cell>
          <table:table-cell office:value-type="string">
            <text:p>Darwinopterus</text:p>
          </table:table-cell>
          <table:table-cell office:value-type="string">
            <text:p>Darwin's W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1</text:p>
          </table:table-cell>
          <table:table-cell office:value-type="string">
            <text:p>Dearc</text:p>
          </table:table-cell>
          <table:table-cell office:value-type="string">
            <text:p>Detriomph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9</text:p>
          </table:table-cell>
          <table:table-cell office:value-type="string">
            <text:p>Dimorphodon</text:p>
          </table:table-cell>
          <table:table-cell office:value-type="string">
            <text:p>Tooth Hur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6</text:p>
          </table:table-cell>
          <table:table-cell office:value-type="string">
            <text:p>Dorygnath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5</text:p>
          </table:table-cell>
          <table:table-cell office:value-type="string">
            <text:p>Dsungaripterus</text:p>
          </table:table-cell>
          <table:table-cell office:value-type="string">
            <text:p>Short Burst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3</text:p>
          </table:table-cell>
          <table:table-cell office:value-type="string">
            <text:p>Eudimorphodon</text:p>
          </table:table-cell>
          <table:table-cell office:value-type="string">
            <text:p>Piscavori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6</text:p>
          </table:table-cell>
          <table:table-cell office:value-type="string">
            <text:p>Haast's Eagle</text:p>
          </table:table-cell>
          <table:table-cell office:value-type="string">
            <text:p>Haast To Be Perfec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won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3</text:p>
          </table:table-cell>
          <table:table-cell office:value-type="string">
            <text:p>Icarosaurus</text:p>
          </table:table-cell>
          <table:table-cell office:value-type="string">
            <text:p>Icarus Liza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he Sun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5</text:p>
          </table:table-cell>
          <table:table-cell office:value-type="string">
            <text:p>Jeholornis</text:p>
          </table:table-cell>
          <table:table-cell office:value-type="string">
            <text:p>Naming Dispute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8</text:p>
          </table:table-cell>
          <table:table-cell office:value-type="string">
            <text:p>Microraptor</text:p>
          </table:table-cell>
          <table:table-cell office:value-type="string">
            <text:p>Four-wing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1</text:p>
          </table:table-cell>
          <table:table-cell office:value-type="string">
            <text:p>Ornithocheir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6</text:p>
          </table:table-cell>
          <table:table-cell office:value-type="string">
            <text:p>Peteinosaurus</text:p>
          </table:table-cell>
          <table:table-cell office:value-type="string">
            <text:p>Small Fl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hick-headed 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4</text:p>
          </table:table-cell>
          <table:table-cell office:value-type="string">
            <text:p>Pteranodon</text:p>
          </table:table-cell>
          <table:table-cell office:value-type="string">
            <text:p>Soar, Loser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2</text:p>
          </table:table-cell>
          <table:table-cell office:value-type="string">
            <text:p>Pterodactylus</text:p>
          </table:table-cell>
          <table:table-cell office:value-type="string">
            <text:p>Night P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1</text:p>
          </table:table-cell>
          <table:table-cell office:value-type="string">
            <text:p>Pterodaustro</text:p>
          </table:table-cell>
          <table:table-cell office:value-type="string">
            <text:p>Flamin-Go!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ming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7</text:p>
          </table:table-cell>
          <table:table-cell office:value-type="string">
            <text:p>Quetzalcoatlus</text:p>
          </table:table-cell>
          <table:table-cell office:value-type="string">
            <text:p>Power of the Serpent Go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ushma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etzalcoat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Rhamphorhynchus</text:p>
          </table:table-cell>
          <table:table-cell office:value-type="string">
            <text:p>Well Preserve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4</text:p>
          </table:table-cell>
          <table:table-cell office:value-type="string">
            <text:p>Sharovipteryx</text:p>
          </table:table-cell>
          <table:table-cell office:value-type="string">
            <text:p>Maria Sharovipteryx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n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1</text:p>
          </table:table-cell>
          <table:table-cell office:value-type="string">
            <text:p>Tapejara</text:p>
          </table:table-cell>
          <table:table-cell office:value-type="string">
            <text:p>Old Being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05</text:p>
          </table:table-cell>
          <table:table-cell office:value-type="string">
            <text:p>Thalassodromeus</text:p>
          </table:table-cell>
          <table:table-cell/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2</text:p>
          </table:table-cell>
          <table:table-cell office:value-type="string">
            <text:p>Tropeognathus</text:p>
          </table:table-cell>
          <table:table-cell office:value-type="string">
            <text:p>Keel Jaw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of the Serpent God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0</text:p>
          </table:table-cell>
          <table:table-cell office:value-type="string">
            <text:p>Tupuxuara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Parasauroloph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9</text:p>
          </table:table-cell>
          <table:table-cell office:value-type="string">
            <text:p>Yanornis</text:p>
          </table:table-cell>
          <table:table-cell office:value-type="string">
            <text:p>Upstroke Uptick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2</text:p>
          </table:table-cell>
          <table:table-cell office:value-type="string">
            <text:p>Yi Qi</text:p>
          </table:table-cell>
          <table:table-cell office:value-type="string">
            <text:p>Stranger Wi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9</text:p>
          </table:table-cell>
          <table:table-cell office:value-type="string">
            <text:p>Zhejiangopterus</text:p>
          </table:table-cell>
          <table:table-cell office:value-type="string">
            <text:p>Ready to Swoop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0</text:p>
          </table:table-cell>
          <table:table-cell office:value-type="string">
            <text:p>Zhenyuanopterus</text:p>
          </table:table-cell>
          <table:table-cell office:value-type="string">
            <text:p>Grin and Bear It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self</text:p>
          </table:table-cell>
          <table:table-cell table:number-columns-repeated="2"/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1</text:p>
          </table:table-cell>
          <table:table-cell office:value-type="string">
            <text:p>Chicxulub Crater</text:p>
          </table:table-cell>
          <table:table-cell office:value-type="string">
            <text:p>Massive Impact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0</text:p>
          </table:table-cell>
          <table:table-cell office:value-type="string">
            <text:p>Eye of Quebec</text:p>
          </table:table-cell>
          <table:table-cell office:value-type="string">
            <text:p>Triassic Vis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Ey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1</text:p>
          </table:table-cell>
          <table:table-cell office:value-type="string">
            <text:p>Hell Creek Formation</text:p>
          </table:table-cell>
          <table:table-cell office:value-type="string">
            <text:p>Fossil Hunting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5</text:p>
          </table:table-cell>
          <table:table-cell office:value-type="string">
            <text:p>Pannotia</text:p>
          </table:table-cell>
          <table:table-cell office:value-type="string">
            <text:p>Relatively Short-Liv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14</text:p>
          </table:table-cell>
          <table:table-cell office:value-type="string">
            <text:p>Rhynie Chert</text:p>
          </table:table-cell>
          <table:table-cell office:value-type="string">
            <text:p>Plant Preservatio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lant L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6</text:p>
          </table:table-cell>
          <table:table-cell office:value-type="string">
            <text:p>Hyaenodon</text:p>
          </table:table-cell>
          <table:table-cell office:value-type="string">
            <text:p>Laughing Matt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5</text:p>
          </table:table-cell>
          <table:table-cell office:value-type="string">
            <text:p>Brachiosaurus</text:p>
          </table:table-cell>
          <table:table-cell office:value-type="string">
            <text:p>Wind Your Neck I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2</text:p>
          </table:table-cell>
          <table:table-cell office:value-type="string">
            <text:p>Brontosaurus</text:p>
          </table:table-cell>
          <table:table-cell office:value-type="string">
            <text:p>STOMP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9</text:p>
          </table:table-cell>
          <table:table-cell office:value-type="string">
            <text:p>Centrosaurus</text:p>
          </table:table-cell>
          <table:table-cell office:value-type="string">
            <text:p>Centre of Attenti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1</text:p>
          </table:table-cell>
          <table:table-cell office:value-type="string">
            <text:p>Chilesaurus</text:p>
          </table:table-cell>
          <table:table-cell office:value-type="string">
            <text:p>Friends Not Fo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4</text:p>
          </table:table-cell>
          <table:table-cell office:value-type="string">
            <text:p>Corythosaurus</text:p>
          </table:table-cell>
          <table:table-cell office:value-type="string">
            <text:p>Duck-Billed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ea Bird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6</text:p>
          </table:table-cell>
          <table:table-cell office:value-type="string">
            <text:p>Demandasaurus</text:p>
          </table:table-cell>
          <table:table-cell office:value-type="string">
            <text:p>In Demand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3</text:p>
          </table:table-cell>
          <table:table-cell office:value-type="string">
            <text:p>Diabloceratops</text:p>
          </table:table-cell>
          <table:table-cell office:value-type="string">
            <text:p>Devil Insid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0</text:p>
          </table:table-cell>
          <table:table-cell office:value-type="string">
            <text:p>Edmontosaurus</text:p>
          </table:table-cell>
          <table:table-cell office:value-type="string">
            <text:p>Top of the Bi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gt;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6</text:p>
          </table:table-cell>
          <table:table-cell office:value-type="string">
            <text:p>Einiosaurus</text:p>
          </table:table-cell>
          <table:table-cell office:value-type="string">
            <text:p>Identification Problem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3</text:p>
          </table:table-cell>
          <table:table-cell office:value-type="string">
            <text:p>Europasaurus</text:p>
          </table:table-cell>
          <table:table-cell office:value-type="string">
            <text:p>Stout Defenc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lt;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8</text:p>
          </table:table-cell>
          <table:table-cell office:value-type="string">
            <text:p>Hellboy, the regaliceratops</text:p>
          </table:table-cell>
          <table:table-cell office:value-type="string">
            <text:p>Summoned from Hel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Hell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7</text:p>
          </table:table-cell>
          <table:table-cell office:value-type="string">
            <text:p>Iguanodon</text:p>
          </table:table-cell>
          <table:table-cell office:value-type="string">
            <text:p>Iguana Don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reen Igu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2</text:p>
          </table:table-cell>
          <table:table-cell office:value-type="string">
            <text:p>Lambeosaurus</text:p>
          </table:table-cell>
          <table:table-cell office:value-type="string">
            <text:p>Hatchet Job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deck</text:p>
          </table:table-cell>
          <table:table-cell office:value-type="string">
            <text:p>Album</text:p>
          </table:table-cell>
          <table:table-cell office:value-type="string">
            <text:p>Arts &amp;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1</text:p>
          </table:table-cell>
          <table:table-cell office:value-type="string">
            <text:p>Maiasaura</text:p>
          </table:table-cell>
          <table:table-cell office:value-type="string">
            <text:p>Good M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Elasmother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other Orangut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2</text:p>
          </table:table-cell>
          <table:table-cell office:value-type="string">
            <text:p>Mercuriceratops</text:p>
          </table:table-cell>
          <table:table-cell office:value-type="string">
            <text:p>Mercuriceratops Gemini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Gemi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9</text:p>
          </table:table-cell>
          <table:table-cell office:value-type="string">
            <text:p>Pachycephalosaurus</text:p>
          </table:table-cell>
          <table:table-cell office:value-type="string">
            <text:p>Headfir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2</text:p>
          </table:table-cell>
          <table:table-cell office:value-type="string">
            <text:p>Parasaurolophus</text:p>
          </table:table-cell>
          <table:table-cell office:value-type="string">
            <text:p>Simply the Cres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upuxua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9</text:p>
          </table:table-cell>
          <table:table-cell office:value-type="string">
            <text:p>Patagotitan</text:p>
          </table:table-cell>
          <table:table-cell office:value-type="string">
            <text:p>Living It Larg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Titan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3</text:p>
          </table:table-cell>
          <table:table-cell office:value-type="string">
            <text:p>Pegomastax</text:p>
          </table:table-cell>
          <table:table-cell office:value-type="string">
            <text:p>Strong Jaw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7</text:p>
          </table:table-cell>
          <table:table-cell office:value-type="string">
            <text:p>Pentaceratops</text:p>
          </table:table-cell>
          <table:table-cell office:value-type="string">
            <text:p>Five Horns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0</text:p>
          </table:table-cell>
          <table:table-cell office:value-type="string">
            <text:p>Protoceratop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2</text:p>
          </table:table-cell>
          <table:table-cell office:value-type="string">
            <text:p>Psittacosaurus</text:p>
          </table:table-cell>
          <table:table-cell office:value-type="string">
            <text:p>Ground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1</text:p>
          </table:table-cell>
          <table:table-cell office:value-type="string">
            <text:p>Salta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5</text:p>
          </table:table-cell>
          <table:table-cell office:value-type="string">
            <text:p>Shunosaurus</text:p>
          </table:table-cell>
          <table:table-cell office:value-type="string">
            <text:p>Club-Tail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7</text:p>
          </table:table-cell>
          <table:table-cell office:value-type="string">
            <text:p>Stegosaurus</text:p>
          </table:table-cell>
          <table:table-cell office:value-type="string">
            <text:p>Step Up to the Plat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6</text:p>
          </table:table-cell>
          <table:table-cell office:value-type="string">
            <text:p>Stygimoloch</text:p>
          </table:table-cell>
          <table:table-cell office:value-type="string">
            <text:p>Ramming Spe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35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8</text:p>
          </table:table-cell>
          <table:table-cell office:value-type="string">
            <text:p>Styraca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0</text:p>
          </table:table-cell>
          <table:table-cell office:value-type="string">
            <text:p>Supersaurus</text:p>
          </table:table-cell>
          <table:table-cell office:value-type="string">
            <text:p>Lizard W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4</text:p>
          </table:table-cell>
          <table:table-cell office:value-type="string">
            <text:p>Thescelosaurus</text:p>
          </table:table-cell>
          <table:table-cell office:value-type="string">
            <text:p>Lizard G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3</text:p>
          </table:table-cell>
          <table:table-cell office:value-type="string">
            <text:p>Triceratops</text:p>
          </table:table-cell>
          <table:table-cell office:value-type="string">
            <text:p>Three-Pronged Att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7</text:p>
          </table:table-cell>
          <table:table-cell office:value-type="string">
            <text:p>Tsintaosaurus</text:p>
          </table:table-cell>
          <table:table-cell office:value-type="string">
            <text:p>Qingdao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03">03/03/2026</text:date>, <text:time>22:3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3-03T22:31:25.26</dc:date>
    <meta:editing-duration>PT8H24M8S</meta:editing-duration>
    <meta:editing-cycles>198</meta:editing-cycles>
    <meta:generator>OpenOffice/4.1.14$Win32 OpenOffice.org_project/4114m1$Build-9811</meta:generator>
    <dc:creator>Cecil La</dc:creator>
    <meta:document-statistic meta:table-count="2" meta:cell-count="4767" meta:object-count="0"/>
  </office:meta>
</office:document-meta>
</file>